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Standard">
      <style:text-properties style:font-name="Arial" fo:font-size="28pt" fo:font-weight="normal" fo:background-color="#ccff99" style:font-name-asian="Arial" style:font-size-asian="28pt" style:language-asian="ja" style:country-asian="JP" style:font-weight-asian="normal" style:font-name-complex="Arial" style:font-size-complex="28pt" style:font-weight-complex="normal"/>
    </style:style>
    <style:style style:name="P17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8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19" style:family="paragraph" style:parent-style-name="Text_20_body">
      <style:text-properties style:font-name="Arial" style:font-name-asian="Arial" style:font-name-complex="Arial"/>
    </style:style>
    <style:style style:name="P20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1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2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5" style:family="paragraph" style:parent-style-name="Table_20_Contents">
      <style:text-properties style:font-name="Arial" fo:font-size="14pt" style:font-name-asian="Arial" style:font-name-complex="Arial"/>
    </style:style>
    <style:style style:name="P26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7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28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29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0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3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2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3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P34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5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80916032" text:id="ct180916032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2">[XXX </text:p>
          </table:table-cell>
          <table:table-cell table:style-name="表29.B1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7</text:p>
            <text:p text:style-name="P15">ז <text:s/>זֵכֶר צַדִּיק, לִבְרָכָה; <text:s text:c="3"/>וְשֵׁם רְשָׁעִים יִרְקָב.</text:p>
          </table:table-cell>
          <table:table-cell table:style-name="表29.B2" office:value-type="string">
            <text:p text:style-name="P12"/>
            <text:p text:style-name="P12"/>
            <text:p text:style-name="P12">기억 / 의인 / to. 축복</text:p>
            <text:p text:style-name="P12"/>
            <text:p text:style-name="P12">and 이름 / 악한자 / to rot</text:p>
          </table:table-cell>
        </table:table-row>
        <table:table-row>
          <table:table-cell table:style-name="表29.A2" office:value-type="string">
            <text:p text:style-name="P15">10:8</text:p>
            <text:p text:style-name="P15">חֲכַם-לֵב, יִקַּח מִצְוֺת; <text:s text:c="3"/>וֶאֱוִיל שְׂפָתַיִם, יִלָּבֵט.<text:tab/> violence.</text:p>
          </table:table-cell>
          <table:table-cell table:style-name="表29.B2" office:value-type="string">
            <text:p text:style-name="P12"/>
            <text:p text:style-name="P12"/>
            <text:p text:style-name="P12">현명한 사람 – 심장 / to take / instructions</text:p>
            <text:p text:style-name="P12">and foolish / lips[입술 / to flounder</text:p>
          </table:table-cell>
        </table:table-row>
        <table:table-row>
          <table:table-cell table:style-name="表29.A2" office:value-type="string">
            <text:p text:style-name="P15">10:9</text:p>
            <text:p text:style-name="P15">ט <text:s/>הוֹלֵךְ בַּתֹּם, יֵלֶךְ בֶּטַח; <text:s text:c="3"/>וּמְעַקֵּשׁ</text:p>
            <text:p text:style-name="P15"><text:s/>דְּרָכָיו, יִוָּדֵעַ.<text:tab/></text:p>
          </table:table-cell>
          <table:table-cell table:style-name="表29.B2" office:value-type="string">
            <text:p text:style-name="P12"/>
            <text:p text:style-name="P12"/>
            <text:p text:style-name="P12">one – going / in. sincerity / to go</text:p>
            <text:p text:style-name="P12"/>
            <text:p text:style-name="P12">trust / and one perverting</text:p>
            <text:p text:style-name="P12"/>
            <text:p text:style-name="P12">길+그의 / to be known</text:p>
          </table:table-cell>
        </table:table-row>
        <table:table-row>
          <table:table-cell table:style-name="表29.A2" office:value-type="string">
            <text:p text:style-name="P15">10:10</text:p>
            <text:p text:style-name="P15">י <text:s/>קֹרֵץ עַיִן, יִתֵּן</text:p>
            <text:p text:style-name="P15"><text:s/>עַצָּבֶת; <text:s text:c="3"/>וֶאֱוִיל שְׂפָתַיִם, יִלָּבֵט.<text:tab/>1</text:p>
          </table:table-cell>
          <table:table-cell table:style-name="表29.B2" office:value-type="string">
            <text:p text:style-name="P12"/>
            <text:p text:style-name="P12"/>
            <text:p text:style-name="P12">one – winking / 눈 / to give[준다</text:p>
            <text:p text:style-name="P12"/>
            <text:p text:style-name="P12">grief / and one foolish</text:p>
            <text:p text:style-name="P12"/>
            <text:p text:style-name="P12">입술 / to flounder</text:p>
          </table:table-cell>
        </table:table-row>
        <table:table-row>
          <table:table-cell table:style-name="表29.A2" office:value-type="string">
            <text:p text:style-name="P15">10:11</text:p>
            <text:p text:style-name="P15">יא <text:s/>מְקוֹר חַיִּים, פִּי צַדִּיק; <text:s text:c="3"/>וּפִי רְשָׁעִים, יְכַסֶּה חָמָס.<text:tab/></text:p>
          </table:table-cell>
          <table:table-cell table:style-name="表29.B2" office:value-type="string">
            <text:p text:style-name="P12"/>
            <text:p text:style-name="P12"/>
            <text:p text:style-name="P12">fountain / 생명 / 입</text:p>
            <text:p text:style-name="P12"/>
            <text:p text:style-name="P12">의인 / and 입 / <text:s/>악한자</text:p>
            <text:p text:style-name="P12"/>
            <text:p text:style-name="P12">to cover / 폭력</text:p>
          </table:table-cell>
        </table:table-row>
        <table:table-row>
          <table:table-cell table:style-name="表29.A2" office:value-type="string">
            <text:p text:style-name="P15">10:12</text:p>
            <text:p text:style-name="P15"><text:soft-page-break/>יב <text:s/>שִׂנְאָה, תְּעֹרֵר מְדָנִים; <text:s text:c="3"/>וְעַל כָּל-פְּשָׁעִים, </text:p>
            <text:p text:style-name="P15">תְּכַסֶּה אַהֲבָה.<text:tab/></text:p>
          </table:table-cell>
          <table:table-cell table:style-name="表29.B2" office:value-type="string">
            <text:p text:style-name="P12"/>
            <text:p text:style-name="P12"><text:soft-page-break/></text:p>
            <text:p text:style-name="P12">仇恨chou2hen4 / to rouse up</text:p>
            <text:p text:style-name="P12"/>
            <text:p text:style-name="P12">争吵chao3 / and over / 每一个 - </text:p>
            <text:p text:style-name="P12"/>
            <text:p text:style-name="P12">transgressions</text:p>
            <text:p text:style-name="P12">覆盖 / 爱</text:p>
          </table:table-cell>
        </table:table-row>
        <table:table-row>
          <table:table-cell table:style-name="表29.A2" office:value-type="string">
            <text:p text:style-name="P22">/] XXX 20200608_120143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3</text:p>
            <text:p text:style-name="P15">יג <text:s/>בְּשִׂפְתֵי נָבוֹן, </text:p>
            <text:p text:style-name="P15">תִּמָּצֵא חָכְמָה; <text:s text:c="3"/>וְשֵׁבֶט, לְגֵו חֲסַר-לֵב.<text:tab/></text:p>
          </table:table-cell>
          <table:table-cell table:style-name="表29.B2" office:value-type="string">
            <text:p text:style-name="P12"/>
            <text:p text:style-name="P12"/>
            <text:p text:style-name="P12">in. 嘴唇[입술 / one understanding</text:p>
            <text:p text:style-name="P12">발견한다 / 智慧</text:p>
            <text:p text:style-name="P12"/>
            <text:p text:style-name="P12">and club / for. body[몸 . / lack - 심장[心脏zang4</text:p>
          </table:table-cell>
        </table:table-row>
        <table:table-row>
          <table:table-cell table:style-name="表29.A2" office:value-type="string">
            <text:p text:style-name="P15">10:14</text:p>
            <text:p text:style-name="P15">יד <text:s/>חֲכָמִים יִצְפְּנוּ-דָעַת; <text:s text:c="3"/>וּפִי-אֱוִיל, מְחִתָּה קְרֹבָה.<text:tab/></text:p>
          </table:table-cell>
          <table:table-cell table:style-name="表29.B2" office:value-type="string">
            <text:p text:style-name="P12"/>
            <text:p text:style-name="P12"/>
            <text:p text:style-name="P12">현명한 사람 / to seclude – 지식</text:p>
            <text:p text:style-name="P12"/>
            <text:p text:style-name="P12">and 입 – 어리석하다 / undoing</text:p>
            <text:p text:style-name="P12"/>
            <text:p text:style-name="P12">근처[在附近</text:p>
          </table:table-cell>
        </table:table-row>
        <table:table-row>
          <table:table-cell table:style-name="表29.A2" office:value-type="string">
            <text:p text:style-name="P15">10:15</text:p>
            <text:p text:style-name="P15">טו <text:s/>הוֹן עָשִׁיר, </text:p>
            <text:p text:style-name="P15">קִרְיַת עֻזּוֹ; <text:s text:c="3"/>מְחִתַּת דַּלִּים רֵישָׁם.</text:p>
          </table:table-cell>
          <table:table-cell table:style-name="表29.B2" office:value-type="string">
            <text:p text:style-name="P12"/>
            <text:p text:style-name="P12"/>
            <text:p text:style-name="P12">wealth[财富[부 / rich man[有钱人</text:p>
            <text:p text:style-name="P12"/>
            <text:p text:style-name="P12">town / strength+his / undoing</text:p>
            <text:p text:style-name="P12"/>
            <text:p text:style-name="P12">poor ones / destitution</text:p>
          </table:table-cell>
        </table:table-row>
        <table:table-row>
          <table:table-cell table:style-name="表29.A2" office:value-type="string">
            <text:p text:style-name="P22">/] XXX 20200609_16173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610_1104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6</text:p>
            <text:p text:style-name="P15"><text:s/>פְּעֻלַּת צַדִּיק לְחַיִּים; <text:s text:c="3"/><text:soft-page-break/>תְּבוּאַת רָשָׁע לְחַטָּאת.<text:tab/></text:p>
          </table:table-cell>
          <table:table-cell table:style-name="表29.B2" office:value-type="string">
            <text:p text:style-name="P12"/>
            <text:p text:style-name="P12"/>
            <text:p text:style-name="P12">wage[임금 / 의인 / to. 생명</text:p>
            <text:p text:style-name="P12"><text:soft-page-break/></text:p>
            <text:p text:style-name="P12">income[수입 / wicked ones / to sin</text:p>
          </table:table-cell>
        </table:table-row>
        <table:table-row>
          <table:table-cell table:style-name="表29.A2" office:value-type="string">
            <text:p text:style-name="P15">10:17</text:p>
            <text:p text:style-name="P15">יז <text:s/>אֹרַח לְחַיִּים, שׁוֹמֵר מוּסָר; <text:s text:c="3"/>וְעֹזֵב </text:p>
            <text:p text:style-name="P15">תּוֹכַחַת מַתְעֶה.<text:tab/></text:p>
          </table:table-cell>
          <table:table-cell table:style-name="表29.B2" office:value-type="string">
            <text:p text:style-name="P12"/>
            <text:p text:style-name="P12"/>
            <text:p text:style-name="P12">통로 / to. life / one keeping</text:p>
            <text:p text:style-name="P12"/>
            <text:p text:style-name="P12">admonition / and one forsaking</text:p>
            <text:p text:style-name="P12"/>
            <text:p text:style-name="P12">correction / one going astray</text:p>
          </table:table-cell>
        </table:table-row>
        <table:table-row>
          <table:table-cell table:style-name="表29.A2" office:value-type="string">
            <text:p text:style-name="P15">10:18</text:p>
            <text:p text:style-name="P15">יח <text:s/>מְכַסֶּה שִׂנְאָה, שִׂפְתֵי-שָׁקֶר; <text:s text:c="3"/>וּמוֹצִא דִבָּה, הוּא כְסִיל.</text:p>
          </table:table-cell>
          <table:table-cell table:style-name="表29.B2" office:value-type="string">
            <text:p text:style-name="P12"/>
            <text:p text:style-name="P12"/>
            <text:p text:style-name="P12">one covering up / hatred</text:p>
            <text:p text:style-name="P12"/>
            <text:p text:style-name="P12">입술 – falsehood / and one to bring forth</text:p>
            <text:p text:style-name="P12">muttering / he / one stupid</text:p>
          </table:table-cell>
        </table:table-row>
        <table:table-row>
          <table:table-cell table:style-name="表29.A2" office:value-type="string">
            <text:p text:style-name="P15">10:19</text:p>
            <text:p text:style-name="P15">יט <text:s/>בְּרֹב דְּבָרִים, לֹא יֶחְדַּל-פָּשַׁע; <text:s/></text:p>
            <text:p text:style-name="P15"><text:s text:c="2"/>וְחוֹשֵׂךְ שְׂפָתָיו מַשְׂכִּיל.<text:tab/></text:p>
          </table:table-cell>
          <table:table-cell table:style-name="表29.B2" office:value-type="string">
            <text:p text:style-name="P12"/>
            <text:p text:style-name="P12"/>
            <text:p text:style-name="P12">in. multitude / 말 / not</text:p>
            <text:p text:style-name="P12"/>
            <text:p text:style-name="P12">to leave off – transgression</text:p>
            <text:p text:style-name="P12"/>
            <text:p text:style-name="P12">and one to keep back / 입술+그의</text:p>
            <text:p text:style-name="P12">to be intelligent</text:p>
          </table:table-cell>
        </table:table-row>
        <table:table-row>
          <table:table-cell table:style-name="表29.A2" office:value-type="string">
            <text:p text:style-name="P22">/] XXX 20200610_1122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613_1521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0</text:p>
            <text:p text:style-name="P15">כ <text:s/>כֶּסֶף נִבְחָר, לְשׁוֹן צַדִּיק; <text:s text:c="3"/>לֵב רְשָׁעִים כִּמְעָט.</text:p>
          </table:table-cell>
          <table:table-cell table:style-name="表29.B2" office:value-type="string">
            <text:p text:style-name="P12"/>
            <text:p text:style-name="P12"/>
            <text:p text:style-name="P12">은 / to be of choice / tongue[혀</text:p>
            <text:p text:style-name="P12"/>
            <text:p text:style-name="P12">현명한 사람 / 심장 / 악한 사람</text:p>
            <text:p text:style-name="P12"/>
            <text:p text:style-name="P12">as little</text:p>
          </table:table-cell>
        </table:table-row>
        <text:soft-page-break/>
        <table:table-row>
          <table:table-cell table:style-name="表29.A2" office:value-type="string">
            <text:p text:style-name="P15">10:21</text:p>
            <text:p text:style-name="P15">שִׂפְתֵי צַדִּיק, יִרְעוּ רַבִּים; <text:s text:c="3"/>וֶאֱוִילִים, בַּחֲסַר-לֵב יָמוּתוּ.<text:tab/></text:p>
          </table:table-cell>
          <table:table-cell table:style-name="表29.B2" office:value-type="string">
            <text:p text:style-name="P12"/>
            <text:p text:style-name="P12"/>
            <text:p text:style-name="P12">입술 / 의인 / to shepherd</text:p>
            <text:p text:style-name="P12"/>
            <text:p text:style-name="P12">많이 / and 어리석은 사람</text:p>
            <text:p text:style-name="P12"/>
            <text:p text:style-name="P12">in. lack – 심장 / to die</text:p>
          </table:table-cell>
        </table:table-row>
        <table:table-row>
          <table:table-cell table:style-name="表29.A2" office:value-type="string">
            <text:p text:style-name="P15">10:22</text:p>
            <text:p text:style-name="P15">כב <text:s/>בִּרְכַּת יְהוָה, הִיא תַעֲשִׁיר; <text:s text:c="3"/>וְלֹא-יוֹסִף עֶצֶב עִמָּהּ.<text:tab/>22</text:p>
          </table:table-cell>
          <table:table-cell table:style-name="表29.B2" office:value-type="string">
            <text:p text:style-name="P12"/>
            <text:p text:style-name="P12"/>
            <text:p text:style-name="P12">blessing / jehovah / she</text:p>
            <text:p text:style-name="P12"/>
            <text:p text:style-name="P12">to enrich / and not – to add</text:p>
            <text:p text:style-name="P12"/>
            <text:p text:style-name="P12">grief / with+her</text:p>
          </table:table-cell>
        </table:table-row>
        <table:table-row>
          <table:table-cell table:style-name="表29.A2" office:value-type="string">
            <text:p text:style-name="P15">10:23</text:p>
            <text:p text:style-name="P15">כג <text:s/>כִּשְׂחוֹק לִכְסִיל, עֲשׂוֹת זִמָּה; <text:s text:c="3"/>וְחָכְמָה, לְאִישׁ תְּבוּנָה.<text:tab/>23</text:p>
          </table:table-cell>
          <table:table-cell table:style-name="表29.B2" office:value-type="string">
            <text:p text:style-name="P12"/>
            <text:p text:style-name="P12"/>
            <text:p text:style-name="P12">as sport / to. one stupid</text:p>
            <text:p text:style-name="P12"/>
            <text:p text:style-name="P12">to do / mischief / and 지혜</text:p>
            <text:p text:style-name="P12"/>
            <text:p text:style-name="P12">to. man / understanding</text:p>
          </table:table-cell>
        </table:table-row>
        <table:table-row>
          <table:table-cell table:style-name="表29.A2" office:value-type="string">
            <text:p text:style-name="P15">10:24</text:p>
            <text:p text:style-name="P15">כד <text:s/>מְגוֹרַת רָשָׁע, הִיא תְבוֹאֶנּוּ; <text:s text:c="3"/>וְתַאֲוַת צַדִּיקִים יִתֵּן.<text:tab/>24</text:p>
          </table:table-cell>
          <table:table-cell table:style-name="表29.B2" office:value-type="string">
            <text:p text:style-name="P12"/>
            <text:p text:style-name="P12"/>
            <text:p text:style-name="P12">shrinking / 악한 사람 / she</text:p>
            <text:p text:style-name="P12"/>
            <text:p text:style-name="P12">to come+him / and yearning</text:p>
            <text:p text:style-name="P12"/>
            <text:p text:style-name="P12">의인들 / to give</text:p>
          </table:table-cell>
        </table:table-row>
        <table:table-row>
          <table:table-cell table:style-name="表29.A2" office:value-type="string">
            <text:p text:style-name="P22">/] XXX 20200613_15374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4_10242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5</text:p>
            <text:p text:style-name="P15">כה <text:s/>כַּעֲבוֹר סוּפָה, וְאֵין רָשָׁע; <text:s text:c="3"/>וְצַדִּיק, יְסוֹד <text:soft-page-break/>עוֹלָם.</text:p>
          </table:table-cell>
          <table:table-cell table:style-name="表29.B2" office:value-type="string">
            <text:p text:style-name="P12"/>
            <text:p text:style-name="P12"/>
            <text:p text:style-name="P12">as. to pass / whirlwind / and 없어</text:p>
            <text:p text:style-name="P12"/>
            <text:p text:style-name="P12">악한 놈 / and 의인 / 기초</text:p>
            <text:p text:style-name="P12"/>
            <text:p text:style-name="P12"><text:soft-page-break/>eon</text:p>
          </table:table-cell>
        </table:table-row>
        <table:table-row>
          <table:table-cell table:style-name="表29.A2" office:value-type="string">
            <text:p text:style-name="P15">10:26</text:p>
            <text:p text:style-name="P15">כַּחֹמֶץ, לַשִּׁנַּיִם--וְכֶעָשָׁן לָעֵינָיִם: <text:s text:c="3"/>כֵּן הֶעָצֵל, לְשֹׁלְחָיו.<text:tab/>26</text:p>
          </table:table-cell>
          <table:table-cell table:style-name="表29.B2" office:value-type="string">
            <text:p text:style-name="P12"/>
            <text:p text:style-name="P12"/>
            <text:p text:style-name="P12">as. vinegar / to. teeth – and as. smoke</text:p>
            <text:p text:style-name="P12">to. eyes / so / slothful one</text:p>
            <text:p text:style-name="P12"/>
            <text:p text:style-name="P12">to. ones sending+him</text:p>
          </table:table-cell>
        </table:table-row>
        <table:table-row>
          <table:table-cell table:style-name="表29.A2" office:value-type="string">
            <text:p text:style-name="P15">10:27</text:p>
            <text:p text:style-name="P15">כז <text:s/>יִרְאַת יְהוָה, תּוֹסִיף יָמִים; <text:s text:c="3"/>וּשְׁנוֹת רְשָׁעִים תִּקְצֹרְנָה.<text:tab/>27</text:p>
          </table:table-cell>
          <table:table-cell table:style-name="表29.B2" office:value-type="string">
            <text:p text:style-name="P12"/>
            <text:p text:style-name="P12"/>
            <text:p text:style-name="P12">恐惧 / jehovah / to add[추가</text:p>
            <text:p text:style-name="P12"/>
            <text:p text:style-name="P12">日子 / and 多年 / 邪恶人</text:p>
            <text:p text:style-name="P12"/>
            <text:p text:style-name="P12">被缩短</text:p>
          </table:table-cell>
        </table:table-row>
        <table:table-row>
          <table:table-cell table:style-name="表29.A2" office:value-type="string">
            <text:p text:style-name="P15">10:28</text:p>
            <text:p text:style-name="P15">כח <text:s/>תּוֹחֶלֶת צַדִּיקִים שִׂמְחָה; <text:s text:c="3"/>וְתִקְוַת רְשָׁעִים תֹּאבֵד.<text:tab/>28</text:p>
          </table:table-cell>
          <table:table-cell table:style-name="表29.B2" office:value-type="string">
            <text:p text:style-name="P12"/>
            <text:p text:style-name="P12"/>
            <text:p text:style-name="P12">hope[희망 / 义人们</text:p>
            <text:p text:style-name="P12"/>
            <text:p text:style-name="P12">to rejoice / and expectation</text:p>
            <text:p text:style-name="P12"/>
            <text:p text:style-name="P12">邪恶人 / to perish[消灭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5_11105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9</text:p>
            <text:p text:style-name="P15">כט <text:s/>מָעוֹז לַתֹּם, דֶּרֶךְ יְהוָה; <text:s text:c="3"/>וּמְחִתָּה, לְפֹעֲלֵי אָוֶן.<text:tab/>29</text:p>
          </table:table-cell>
          <table:table-cell table:style-name="表29.B2" office:value-type="string">
            <text:p text:style-name="P12"/>
            <text:p text:style-name="P12"/>
            <text:p text:style-name="P12">stronghold / for. one-flawless / 길</text:p>
            <text:p text:style-name="P12"/>
            <text:p text:style-name="P12">jehovah[여호와 / and undoing</text:p>
            <text:p text:style-name="P12"/>
            <text:p text:style-name="P12">to. ones-contriving / lawlessness</text:p>
          </table:table-cell>
        </table:table-row>
        <table:table-row>
          <table:table-cell table:style-name="表29.A2" office:value-type="string">
            <text:p text:style-name="P15">10:30</text:p>
            <text:p text:style-name="P15">ל <text:s/>צַדִּיק, לְעוֹלָם </text:p>
            <text:p text:style-name="P15"><text:soft-page-break/>בַּל-יִמּוֹט; <text:s text:c="3"/>וּרְשָׁעִים, לֹא יִשְׁכְּנוּ-אָרֶץ.<text:tab/>30</text:p>
          </table:table-cell>
          <table:table-cell table:style-name="表29.B2" office:value-type="string">
            <text:p text:style-name="P12"/>
            <text:p text:style-name="P12"/>
            <text:p text:style-name="P12">의인 / for. 영겁 </text:p>
            <text:p text:style-name="P12"/>
            <text:p text:style-name="P12"><text:soft-page-break/>no – to slip / and 邪恶人</text:p>
            <text:p text:style-name="P12"/>
            <text:p text:style-name="P12">not / to tabernacle - land[토지</text:p>
          </table:table-cell>
        </table:table-row>
        <table:table-row>
          <table:table-cell table:style-name="表29.A2" office:value-type="string">
            <text:p text:style-name="P15">10:31</text:p>
            <text:p text:style-name="P15">לא <text:s/>פִּי-צַדִּיק, יָנוּב חָכְמָה; <text:s text:c="3"/>וּלְשׁוֹן תַּהְפֻּכוֹת, תִּכָּרֵת.<text:tab/></text:p>
          </table:table-cell>
          <table:table-cell table:style-name="表29.B2" office:value-type="string">
            <text:p text:style-name="P12"/>
            <text:p text:style-name="P12"/>
            <text:p text:style-name="P12">嘴巴 – 义人 / to produce[생산한다</text:p>
            <text:p text:style-name="P12">지혜 / and 혀</text:p>
            <text:p text:style-name="P12"/>
            <text:p text:style-name="P12">waywardness / to be cut off</text:p>
          </table:table-cell>
        </table:table-row>
        <table:table-row>
          <table:table-cell table:style-name="表29.A2" office:value-type="string">
            <text:p text:style-name="P15">10:32</text:p>
            <text:p text:style-name="P15">לב <text:s/>שִׂפְתֵי צַדִּיק, יֵדְעוּן רָצוֹן; <text:s text:c="3"/>וּפִי רְשָׁעִים, תַּהְפֻּכוֹת.</text:p>
          </table:table-cell>
          <table:table-cell table:style-name="表29.B2" office:value-type="string">
            <text:p text:style-name="P12"/>
            <text:p text:style-name="P12"/>
            <text:p text:style-name="P12">嘴唇 / 义人 / to know</text:p>
            <text:p text:style-name="P12"/>
            <text:p text:style-name="P12">承认 / and 嘴巴 / 邪恶人</text:p>
            <text:p text:style-name="P12"/>
            <text:p text:style-name="P12">waywardness[흔들리는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6_09084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1</text:p>
            <text:p text:style-name="P15">מֹאזְנֵי מִרְמָה, תּוֹעֲבַת יְהוָה; <text:s text:c="3"/>וְאֶבֶן שְׁלֵמָה רְצוֹנוֹ.<text:tab/>1</text:p>
          </table:table-cell>
          <table:table-cell table:style-name="表29.B2" office:value-type="string">
            <text:p text:style-name="P12"/>
            <text:p text:style-name="P12"/>
            <text:p text:style-name="P12">scales / dec<text:span text:style-name="T8">eit[사기 / abhorrence</text:span></text:p>
            <text:p text:style-name="P13"/>
            <text:p text:style-name="P13">jehovah / and standard-weight / equitable</text:p>
            <text:p text:style-name="P13">approval[승인+his</text:p>
          </table:table-cell>
        </table:table-row>
        <table:table-row>
          <table:table-cell table:style-name="表29.A2" office:value-type="string">
            <text:p text:style-name="P15">11:2</text:p>
            <text:p text:style-name="P15">ב <text:s/>בָּא-זָדוֹן, וַיָּבֹא קָלוֹן; <text:s text:c="3"/>וְאֶת-צְנוּעִים חָכְמָה.<text:tab/>2</text:p>
          </table:table-cell>
          <table:table-cell table:style-name="表29.B2" office:value-type="string">
            <text:p text:style-name="P12"/>
            <text:p text:style-name="P12"/>
            <text:p text:style-name="P12">to come – arrogance / and to come / dishonor</text:p>
            <text:p text:style-name="P12">and with – meek-ones / 지혜</text:p>
          </table:table-cell>
        </table:table-row>
        <table:table-row>
          <table:table-cell table:style-name="表29.A2" office:value-type="string">
            <text:p text:style-name="P15">11:3</text:p>
            <text:p text:style-name="P15">ג <text:s/>תֻּמַּת יְשָׁרִים תַּנְחֵם; <text:s text:c="3"/><text:soft-page-break/>וְסֶלֶף בֹּגְדִים ושדם (יְשָׁדֵּם).<text:tab/>3</text:p>
          </table:table-cell>
          <table:table-cell table:style-name="表29.B2" office:value-type="string">
            <text:p text:style-name="P12"/>
            <text:p text:style-name="P12"/>
            <text:p text:style-name="P12">integrity / upright-ones / to guide+them</text:p>
            <text:p text:style-name="P12"><text:soft-page-break/>and subversion / ones-treacherous</text:p>
            <text:p text:style-name="P12">to devastate+them</text:p>
          </table:table-cell>
        </table:table-row>
        <table:table-row>
          <table:table-cell table:style-name="表29.A2" office:value-type="string">
            <text:p text:style-name="P15">11:4</text:p>
            <text:p text:style-name="P15">ד <text:s/>לֹא-יוֹעִיל הוֹן, </text:p>
            <text:p text:style-name="P15">בְּיוֹם עֶבְרָה; <text:s text:c="3"/>וּצְדָקָה, תַּצִּיל מִמָּוֶת.<text:tab/>4</text:p>
          </table:table-cell>
          <table:table-cell table:style-name="表29.B2" office:value-type="string">
            <text:p text:style-name="P12"/>
            <text:p text:style-name="P12"/>
            <text:p text:style-name="P12">not – to be benefitting / wealth</text:p>
            <text:p text:style-name="P12"/>
            <text:p text:style-name="P12">in. day / rage / and righteousness[정당성</text:p>
            <text:p text:style-name="P12">to rescue / from. 죽음</text:p>
          </table:table-cell>
        </table:table-row>
        <table:table-row>
          <table:table-cell table:style-name="表29.A2" office:value-type="string">
            <text:p text:style-name="P15">11:5</text:p>
            <text:p text:style-name="P15">ה <text:s/>צִדְקַת תָּמִים, </text:p>
            <text:p text:style-name="P15">תְּיַשֵּׁר דַּרְכּוֹ; <text:s text:c="3"/>וּבְרִשְׁעָתוֹ, יִפֹּל רָשָׁע.</text:p>
          </table:table-cell>
          <table:table-cell table:style-name="表29.B2" office:value-type="string">
            <text:p text:style-name="P12"/>
            <text:p text:style-name="P12"/>
            <text:p text:style-name="P12">정당성 / flawless-man[완벽한 사람</text:p>
            <text:p text:style-name="P12">to make straight / 길+그의 </text:p>
            <text:p text:style-name="P12"/>
            <text:p text:style-name="P12">and in. wickedness+his / to fall / </text:p>
          </table:table-cell>
        </table:table-row>
        <table:table-row>
          <table:table-cell table:style-name="表29.A2" office:value-type="string">
            <text:p text:style-name="P22">/] XXX 20200616_10031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8_1557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6</text:p>
            <text:p text:style-name="P15">צִדְקַת יְשָׁרִים, תַּצִּילֵם; <text:s text:c="3"/>וּבְהַוַּת, בֹּגְדִים</text:p>
            <text:p text:style-name="P15"><text:s/>יִלָּכֵדוּ.<text:tab/>6 </text:p>
          </table:table-cell>
          <table:table-cell table:style-name="表29.B2" office:value-type="string">
            <text:p text:style-name="P12"/>
            <text:p text:style-name="P12"/>
            <text:p text:style-name="P12">정당성 / 똑바른 사람 / to rescue</text:p>
            <text:p text:style-name="P12"/>
            <text:p text:style-name="P12">and in woe / ones-treacherous</text:p>
            <text:p text:style-name="P12"/>
            <text:p text:style-name="P12">to be seized</text:p>
          </table:table-cell>
        </table:table-row>
        <table:table-row>
          <table:table-cell table:style-name="表29.A2" office:value-type="string">
            <text:p text:style-name="P15">11:7</text:p>
            <text:p text:style-name="P15">ז <text:s/>בְּמוֹת אָדָם רָשָׁע, תֹּאבַד תִּקְוָה; <text:s text:c="3"/>וְתוֹחֶלֶת אוֹנִים אָבָדָה.<text:tab/>7</text:p>
          </table:table-cell>
          <table:table-cell table:style-name="表29.B2" office:value-type="string">
            <text:p text:style-name="P12"/>
            <text:p text:style-name="P12"/>
            <text:p text:style-name="P12">in. 죽음 / man / 사악한</text:p>
            <text:p text:style-name="P12"/>
            <text:p text:style-name="P12">to perish / 기대</text:p>
            <text:p text:style-name="P12"/>
            <text:p text:style-name="P12">and 희망 / lawless-man / to perish</text:p>
          </table:table-cell>
        </table:table-row>
        <text:soft-page-break/>
        <table:table-row>
          <table:table-cell table:style-name="表29.A2" office:value-type="string">
            <text:p text:style-name="P15">11:<text:span text:style-name="T8">8</text:span></text:p>
            <text:p text:style-name="P16">ח <text:s/>צַדִּיק, מִצָּרָה נֶחֱלָץ; <text:s text:c="3"/>וַיָּבֹא רָשָׁע תַּחְתָּיו.<text:tab/>8</text:p>
          </table:table-cell>
          <table:table-cell table:style-name="表29.B2" office:value-type="string">
            <text:p text:style-name="P12"/>
            <text:p text:style-name="P12"/>
            <text:p text:style-name="P12">의인 / from. distress / to be liberated</text:p>
            <text:p text:style-name="P12">and 온다 / 사악한 사람 / instead+him</text:p>
          </table:table-cell>
        </table:table-row>
        <table:table-row>
          <table:table-cell table:style-name="表29.A2" office:value-type="string">
            <text:p text:style-name="P15">11:9</text:p>
            <text:p text:style-name="P15">ט <text:s/>בְּפֶה--חָנֵף, יַשְׁחִת רֵעֵהוּ; <text:s text:c="3"/>וּבְדַעַת, צַדִּיקִים יֵחָלֵצוּ.<text:tab/>9</text:p>
          </table:table-cell>
          <table:table-cell table:style-name="表29.B2" office:value-type="string">
            <text:p text:style-name="P12"/>
            <text:p text:style-name="P12"/>
            <text:p text:style-name="P12">입에 <text:s/>– polluted-man / to ruin</text:p>
            <text:p text:style-name="P12"/>
            <text:p text:style-name="P12">associate+his / and in. 지식</text:p>
            <text:p text:style-name="P12"/>
            <text:p text:style-name="P12">의인들 / 해방된다</text:p>
          </table:table-cell>
        </table:table-row>
        <table:table-row>
          <table:table-cell table:style-name="表29.A2" office:value-type="string">
            <text:p text:style-name="P15">11:10</text:p>
            <text:p text:style-name="P15">י <text:s/>בְּטוּב צַדִּיקִים, תַּעֲלֹץ קִרְיָה; <text:s text:c="3"/>וּבַאֲבֹד רְשָׁעִים רִנָּה.</text:p>
          </table:table-cell>
          <table:table-cell table:style-name="表29.B2" office:value-type="string">
            <text:p text:style-name="P12"/>
            <text:p text:style-name="P12"/>
            <text:p text:style-name="P12">선에서 / 의인들 / to be glad[기쁘다</text:p>
            <text:p text:style-name="P12">도시 / and in to perish[멸망한다</text:p>
            <text:p text:style-name="P12"/>
            <text:p text:style-name="P12">사악한 사람들 / jubilee</text:p>
          </table:table-cell>
        </table:table-row>
        <table:table-row>
          <table:table-cell table:style-name="表29.A2" office:value-type="string">
            <text:p text:style-name="P22">/] XXX 20200618_162114</text:p>
          </table:table-cell>
          <table:table-cell table:style-name="表29.B2" office:value-type="string">
            <text:p text:style-name="P17">@@@</text:p>
          </table:table-cell>
        </table:table-row>
        <table:table-row>
          <table:table-cell table:style-name="表29.A2" office:value-type="string">
            <text:p text:style-name="P22">[XXX 20200620_10373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1</text:p>
            <text:p text:style-name="P15">בְּבִרְכַּת יְשָׁרִים, תָּרוּם קָרֶת; <text:s text:c="3"/>וּבְפִי רְשָׁעִים, תֵּהָרֵס.<text:tab/>11</text:p>
          </table:table-cell>
          <table:table-cell table:style-name="表29.B2" office:value-type="string">
            <text:p text:style-name="P12"/>
            <text:p text:style-name="P12"/>
            <text:p text:style-name="P12">in. 축복 / upright-ones / to be exalted</text:p>
            <text:p text:style-name="P12">도시 / and 입의 위해 / 사악한</text:p>
            <text:p text:style-name="P12"/>
            <text:p text:style-name="P12">to be demolished</text:p>
          </table:table-cell>
        </table:table-row>
        <table:table-row>
          <table:table-cell table:style-name="表29.A2" office:value-type="string">
            <text:p text:style-name="P15">11:12</text:p>
            <text:p text:style-name="P15">יב <text:s/>בָּז-לְרֵעֵהוּ</text:p>
            <text:p text:style-name="P15"><text:s/>חֲסַר-לֵב; <text:s text:c="3"/>וְאִישׁ תְּבוּנוֹת יַחֲרִישׁ.<text:tab/>12</text:p>
          </table:table-cell>
          <table:table-cell table:style-name="表29.B2" office:value-type="string">
            <text:p text:style-name="P12"/>
            <text:p text:style-name="P12"/>
            <text:p text:style-name="P12">one-despising – to. associate+his</text:p>
            <text:p text:style-name="P12">부족 – 심장 / and 사람</text:p>
            <text:p text:style-name="P12"/>
            <text:p text:style-name="P12">이해 / to be silent</text:p>
          </table:table-cell>
        </table:table-row>
        <text:soft-page-break/>
        <table:table-row>
          <table:table-cell table:style-name="表29.A2" office:value-type="string">
            <text:p text:style-name="P15">11:13</text:p>
            <text:p text:style-name="P15">יג <text:s/>הוֹלֵךְ רָכִיל, מְגַלֶּה-סּוֹד; <text:s text:c="3"/>וְנֶאֱמַן-רוּחַ, מְכַסֶּה דָבָר.<text:tab/>13 </text:p>
          </table:table-cell>
          <table:table-cell table:style-name="表29.B2" office:value-type="string">
            <text:p text:style-name="P12"/>
            <text:p text:style-name="P12"/>
            <text:p text:style-name="P12">one-going / talebearer / one-revealing</text:p>
            <text:p text:style-name="P12">deliberation / and one-faithful – spirit</text:p>
            <text:p text:style-name="P12">one-covering / matter</text:p>
          </table:table-cell>
        </table:table-row>
        <table:table-row>
          <table:table-cell table:style-name="表29.A2" office:value-type="string">
            <text:p text:style-name="P15">11:14</text:p>
            <text:p text:style-name="P15">יד <text:s/>בְּאֵין תַּחְבֻּלוֹת, יִפָּל-עָם; <text:s text:c="3"/>וּתְשׁוּעָה, בְּרֹב יוֹעֵץ.<text:tab/>14</text:p>
          </table:table-cell>
          <table:table-cell table:style-name="表29.B2" office:value-type="string">
            <text:p text:style-name="P12"/>
            <text:p text:style-name="P12"/>
            <text:p text:style-name="P12">in. not exist / 전략</text:p>
            <text:p text:style-name="P12"/>
            <text:p text:style-name="P12">to fall – people / and safety</text:p>
            <text:p text:style-name="P12"/>
            <text:p text:style-name="P12">in. many / one-counseling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1_09540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5</text:p>
            <text:p text:style-name="P15">טו <text:s/>רַע-יֵרוֹעַ, כִּי-עָרַב זָר; <text:s text:c="3"/>וְשֹׂנֵא</text:p>
            <text:p text:style-name="P15"><text:s/>תֹקְעִים בּוֹטֵחַ.</text:p>
          </table:table-cell>
          <table:table-cell table:style-name="表29.B2" office:value-type="string">
            <text:p text:style-name="P12"/>
            <text:p text:style-name="P12"/>
            <text:p text:style-name="P12">사악 – to be imperiled / for – surety</text:p>
            <text:p text:style-name="P12">alien-one / and one-hating</text:p>
            <text:p text:style-name="P12"/>
            <text:p text:style-name="P12">clasping hands / one-dwelling-in-trust</text:p>
          </table:table-cell>
        </table:table-row>
        <table:table-row>
          <table:table-cell table:style-name="表29.A2" office:value-type="string">
            <text:p text:style-name="P15">11:16</text:p>
            <text:p text:style-name="P15">אֵשֶׁת-חֵן, תִּתְמֹךְ כָּבוֹד; <text:s text:c="3"/>וְעָרִיצִים, יִתְמְכוּ-עֹשֶׁר.<text:tab/>16 </text:p>
          </table:table-cell>
          <table:table-cell table:style-name="表29.B2" office:value-type="string">
            <text:p text:style-name="P12"/>
            <text:p text:style-name="P12"/>
            <text:p text:style-name="P12">여자 – grace / to uphold / glory</text:p>
            <text:p text:style-name="P12"/>
            <text:p text:style-name="P12">and terrifying-man / to uphold - riches</text:p>
          </table:table-cell>
        </table:table-row>
        <table:table-row>
          <table:table-cell table:style-name="表29.A2" office:value-type="string">
            <text:p text:style-name="P15">11:17</text:p>
            <text:p text:style-name="P15">יז <text:s/>גֹּמֵל נַפְשׁוֹ, אִישׁ חָסֶד; <text:s text:c="3"/>וְעֹכֵר שְׁאֵרוֹ, <text:soft-page-break/>אַכְזָרִי.<text:tab/>17</text:p>
          </table:table-cell>
          <table:table-cell table:style-name="表29.B2" office:value-type="string">
            <text:p text:style-name="P12"/>
            <text:p text:style-name="P12"/>
            <text:p text:style-name="P12">one-weaning / 그의 영혼 / 남자</text:p>
            <text:p text:style-name="P12"/>
            <text:p text:style-name="P12">친절 / and one-troubling / <text:soft-page-break/>meat+his</text:p>
            <text:p text:style-name="P12">cruel-man</text:p>
          </table:table-cell>
        </table:table-row>
        <table:table-row>
          <table:table-cell table:style-name="表29.A2" office:value-type="string">
            <text:p text:style-name="P15">11:18</text:p>
            <text:p text:style-name="P15">יח <text:s/>רָשָׁע--עֹשֶׂה פְעֻלַּת-שָׁקֶר; <text:s text:c="3"/>וְזֹרֵעַ צְדָקָה, שֶׂכֶר אֱמֶת.<text:tab/>18 </text:p>
          </table:table-cell>
          <table:table-cell table:style-name="表29.B2" office:value-type="string">
            <text:p text:style-name="P12"/>
            <text:p text:style-name="P12"/>
            <text:p text:style-name="P12">사악한 사람 – making</text:p>
            <text:p text:style-name="P12"/>
            <text:p text:style-name="P12">임금 – 허위 / and one-sowing</text:p>
            <text:p text:style-name="P12"/>
            <text:p text:style-name="P12">정당성 / hire / faithfullness</text:p>
          </table:table-cell>
        </table:table-row>
        <table:table-row>
          <table:table-cell table:style-name="表29.A2" office:value-type="string">
            <text:p text:style-name="P22">/] XXX 20200621_10150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9</text:p>
            <text:p text:style-name="P15">יט <text:s/>כֵּן-צְדָקָה לְחַיִּים; <text:s text:c="3"/>וּמְרַדֵּף רָעָה לְמוֹתוֹ.<text:tab/>1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20</text:p>
            <text:p text:style-name="P15">כ <text:s/>תּוֹעֲבַת יְהוָה, עִקְּשֵׁי-לֵב; <text:s text:c="3"/>וּרְצוֹנוֹ, תְּמִימֵי דָרֶךְ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21</text:p>
            <text:p text:style-name="P15">יָד לְיָד, לֹא-יִנָּקֶה רָּע; <text:s text:c="3"/>וְזֶרַע צַדִּיקִים נִמְלָט.<text:tab/>21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22</text:p>
            <text:p text:style-name="P15"><text:soft-page-break/>כב <text:s/>נֶזֶם זָהָב, בְּאַף חֲזִיר-- <text:s text:c="3"/>אִשָּׁה יָפָה, וְסָרַת טָעַם.<text:tab/>2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23</text:p>
            <text:p text:style-name="P15">כג <text:s/>תַּאֲוַת צַדִּיקִים אַךְ-טוֹב; <text:s text:c="3"/>תִּקְוַת רְשָׁעִים עֶבְרָה.<text:tab/>2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24</text:p>
            <text:p text:style-name="P15">כד <text:s/>יֵשׁ מְפַזֵּר, וְנוֹסָף עוֹד; <text:s text:c="3"/>וְחֹשֵׂךְ מִיֹּשֶׁר, אַךְ-לְמַחְסוֹר.<text:tab/>24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25</text:p>
            <text:p text:style-name="P15">כה <text:s/>נֶפֶשׁ-בְּרָכָה תְדֻשָּׁן; <text:s text:c="3"/>וּמַרְוֶה, גַּם-הוּא יוֹרֶא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1"/>
      <text:p text:style-name="P20"/>
      <text:p text:style-name="P7">------------------------------------------------------------</text:p>
      <text:p text:style-name="P7"><text:soft-page-break/>[XXX] 20200327_115755</text:p>
      <text:p text:style-name="P19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0"/>
      <text:p text:style-name="P20"/>
      <text:p text:style-name="P20"/>
      <text:p text:style-name="P20"/>
      <text:p text:style-name="P1">------------------------------------------------------------ TEMPLATE<text:change text:change-id="ct180916032"/></text:p>
      <text:p text:style-name="P7">------------------------------------------------------------</text:p>
      <text:p text:style-name="P7">[XXX] </text:p>
      <text:p text:style-name="P19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0"/>
      <text:p text:style-name="P20"/>
      <text:p text:style-name="P5"><text:soft-page-break/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3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</text:p>
      <text:p text:style-name="P19"/>
      <text:p text:style-name="P19"/>
      <text:p text:style-name="P4"/>
      <text:p text:style-name="P20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3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</text:p>
      <text:p text:style-name="P19"/>
      <text:p text:style-name="P19"/>
      <text:p text:style-name="P19"/>
      <text:p text:style-name="P19"/>
      <text:p text:style-name="P14">/------------------------------------------------------------ /TEMPLATE</text:p>
      <text:p text:style-name="P19"><text:soft-page-break/></text:p>
      <text:p text:style-name="P6">--------------------------------------- [STEPS : closing] 20191009_161940</text:p>
      <text:list xml:id="list8302014206113546703" text:style-name="L1">
        <text:list-item>
          <text:p text:style-name="P27">time label ==&gt; paste</text:p>
        </text:list-item>
        <text:list-item>
          <text:p text:style-name="P27">“@@@” ==&gt; move to → at the bottom of the doc area</text:p>
        </text:list-item>
        <text:list-item>
          <text:p text:style-name="P27">DUP : template</text:p>
        </text:list-item>
        <text:list-item>
          <text:p text:style-name="P27">close</text:p>
          <text:list>
            <text:list-item>
              <text:p text:style-name="P27">web pages</text:p>
            </text:list-item>
            <text:list-item>
              <text:p text:style-name="P27">sheet file</text:p>
            </text:list-item>
            <text:list-item>
              <text:p text:style-name="P27">folders (if any)</text:p>
            </text:list-item>
            <text:list-item>
              <text:p text:style-name="P27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5"/>
          </table:table-cell>
          <table:table-cell table:style-name="表236.A1" office:value-type="string">
            <text:p text:style-name="P25">TH</text:p>
          </table:table-cell>
          <table:table-cell table:style-name="表236.C1" office:value-type="string">
            <text:p text:style-name="P25">“the”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5">gh</text:p>
          </table:table-cell>
          <table:table-cell table:style-name="表236.C2" office:value-type="string">
            <text:p text:style-name="P25">arabic ghain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5">dz</text:p>
          </table:table-cell>
          <table:table-cell table:style-name="表236.C2" office:value-type="string">
            <text:p text:style-name="P25">arabic ẓ (ðˁ) (ظ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a_</text:p>
          </table:table-cell>
          <table:table-cell table:style-name="表236.C2" office:value-type="string">
            <text:p text:style-name="P25">“<text:span text:style-name="T7">a</text:span>”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*</text:p>
          </table:table-cell>
          <table:table-cell table:style-name="表236.C2" office:value-type="string">
            <text:p text:style-name="P25">kha: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** (#)</text:p>
          </table:table-cell>
          <table:table-cell table:style-name="表236.C2" office:value-type="string">
            <text:p text:style-name="P25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6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6"/>
          </table:table-cell>
        </table:table-row>
      </table:table>
      <text:p text:style-name="P11"/>
      <text:p text:style-name="P11"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5445931194029408421" text:style-name="L2">
              <text:list-item>
                <text:p text:style-name="P33">right-click &gt; r &gt; i &gt; <text:span text:style-name="T8">↑ &gt; Ret (inset rows)</text:span></text:p>
                <text:list>
                  <text:list-item>
                    <text:p text:style-name="P34">enter “a” x 3 (marker)</text:p>
                  </text:list-item>
                  <text:list-item>
                    <text:p text:style-name="P34">M – w &gt; a (new window)</text:p>
                  </text:list-item>
                </text:list>
              </text:list-item>
              <text:list-item>
                <text:p text:style-name="P34">C – f &gt; “@”x3 &gt; Ret (find “@”x3)</text:p>
                <text:list>
                  <text:list-item>
                    <text:p text:style-name="P34">C – x (cut)</text:p>
                  </text:list-item>
                  <text:list-item>
                    <text:p text:style-name="P34">C – f &gt; “a” x 3 &gt; Ret &gt; C – v (find, paste)</text:p>
                  </text:list-item>
                </text:list>
              </text:list-item>
              <text:list-item>
                <text:p text:style-name="P34"><text:soft-page-break/>C – f &gt; “]” &gt; Ret (find “template”)</text:p>
                <text:list>
                  <text:list-item>
                    <text:p text:style-name="P34">select ==&gt; cells</text:p>
                  </text:list-item>
                  <text:list-item>
                    <text:p text:style-name="P34">C – c &gt; C – Home &gt; C – f &gt; “@” x 3 (copy, find label)</text:p>
                  </text:list-item>
                  <text:list-item>
                    <text:p text:style-name="P34">C - ← x 2 &gt; ↑ <text:s/>(navigation)</text:p>
                  </text:list-item>
                </text:list>
              </text:list-item>
              <text:list-item>
                <text:p text:style-name="P34"/>
              </text:list-item>
            </text:list>
          </table:table-cell>
        </table:table-row>
        <table:table-row>
          <table:table-cell table:style-name="表1.A2" office:value-type="string">
            <text:p text:style-name="P26"/>
          </table:table-cell>
        </table:table-row>
      </table:table>
      <text:p text:style-name="P14"/>
      <text:p text:style-name="P14">steps : add text 20200615_113813</text:p>
      <text:p text:style-name="P14"/>
      <table:table table:name="表2" table:style-name="表2">
        <table:table-column table:style-name="表2.A"/>
        <table:table-row>
          <table:table-cell table:style-name="表2.A1" office:value-type="string">
            <text:list xml:id="list4446960612038705717" text:style-name="L3">
              <text:list-item>
                <text:p text:style-name="P35">in a cell</text:p>
                <text:list>
                  <text:list-item>
                    <text:p text:style-name="P35">C – End</text:p>
                  </text:list-item>
                  <text:list-item>
                    <text:p text:style-name="P35">Right click &gt; r &gt; i &gt; C – a &gt; 7 &gt; Ret (insert rows)</text:p>
                  </text:list-item>
                </text:list>
              </text:list-item>
              <text:list-item>
                <text:p text:style-name="P35">template ==&gt; C/P</text:p>
              </text:list-item>
              <text:list-item>
                <text:p text:style-name="P35">enter ==&gt; verse number</text:p>
                <text:list>
                  <text:list-item>
                    <text:p text:style-name="P35">copy → trunk string</text:p>
                  </text:list-item>
                  <text:list-item>
                    <text:p text:style-name="P35">↓ &gt; C – v &gt; number &gt; Ret &gt; ↓</text:p>
                  </text:list-item>
                </text:list>
              </text:list-item>
              <text:list-item>
                <text:p text:style-name="P35">text ==&gt; C/P</text:p>
              </text:list-item>
              <text:list-item>
                <text:p text:style-name="P35">select ==&gt; string</text:p>
                <text:list>
                  <text:list-item>
                    <text:p text:style-name="P35">click on the right side of a numbering char</text:p>
                  </text:list-item>
                  <text:list-item>
                    <text:p text:style-name="P35">S – X (X = any char in the first line of the target text)</text:p>
                  </text:list-item>
                  <text:list-item>
                    <text:p text:style-name="P35">S – End (select the whole text area)</text:p>
                  </text:list-item>
                  <text:list-item>
                    <text:p text:style-name="P35">C – x (cut)</text:p>
                  </text:list-item>
                  <text:list-item>
                    <text:p text:style-name="P35">Tab (back)</text:p>
                  </text:list-item>
                  <text:list-item>
                    <text:p text:style-name="P35">C – v</text:p>
                  </text:list-item>
                  <text:list-item>
                    <text:p text:style-name="P35">S – Tab x 2 &gt; ↓ (move to the next pasting point)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26"/>
          </table:table-cell>
        </table:table-row>
      </table:table>
      <text:p text:style-name="P14"/>
      <text:p text:style-name="P14"/>
      <text:p text:style-name="P14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6-21T10:16:54.83</dc:date>
    <dc:creator>iwabuchi ken</dc:creator>
    <meta:editing-duration>P6DT7H26M16S</meta:editing-duration>
    <meta:editing-cycles>458</meta:editing-cycles>
    <meta:generator>OpenOffice/4.1.3$Win32 OpenOffice.org_project/413m1$Build-9783</meta:generator>
    <meta:document-statistic meta:table-count="11" meta:image-count="0" meta:object-count="0" meta:page-count="15" meta:paragraph-count="347" meta:word-count="2042" meta:character-count="9214"/>
  </office:meta>
</office:document-meta>
</file>